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, 'Lucida Grande', sans-serif"/>
    <style:font-face style:name="Charis SIL" svg:font-family="'Charis SIL', Junicode, 'Palemonas MUFI', Gentium, Cambria, 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.3208in" table:align="left"/>
    </style:style>
    <style:style style:name="Table1.A" style:family="table-column">
      <style:table-column-properties style:column-width="0.1806in"/>
    </style:style>
    <style:style style:name="Table1.B" style:family="table-column">
      <style:table-column-properties style:column-width="1.1403in"/>
    </style:style>
    <style:style style:name="Table1.A1" style:family="table-cell">
      <style:table-cell-properties style:vertical-align="middle" fo:background-color="#bbddff" fo:padding="0in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2" style:family="table">
      <style:table-properties style:width="1.3208in" table:align="left"/>
    </style:style>
    <style:style style:name="Table2.A" style:family="table-column">
      <style:table-column-properties style:column-width="1.3208in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text-properties fo:language="es" fo:country="MX" officeooo:rsid="00073aa5" officeooo:paragraph-rsid="00073aa5"/>
    </style:style>
    <style:style style:name="P2" style:family="paragraph" style:parent-style-name="Standard">
      <style:text-properties fo:language="es" fo:country="MX" officeooo:rsid="0002e75f" officeooo:paragraph-rsid="0002e75f"/>
    </style:style>
    <style:style style:name="P3" style:family="paragraph" style:parent-style-name="Standard">
      <style:text-properties fo:language="es" fo:country="MX" officeooo:rsid="0008d25f" officeooo:paragraph-rsid="0008d25f"/>
    </style:style>
    <style:style style:name="P4" style:family="paragraph" style:parent-style-name="Standard">
      <style:text-properties fo:language="es" fo:country="MX" officeooo:rsid="00073aa5" officeooo:paragraph-rsid="00073aa5"/>
    </style:style>
    <style:style style:name="P5" style:family="paragraph" style:parent-style-name="Standard">
      <style:paragraph-properties fo:text-align="justify" style:justify-single-word="false"/>
      <style:text-properties officeooo:paragraph-rsid="000f1128"/>
    </style:style>
    <style:style style:name="P6" style:family="paragraph" style:parent-style-name="Standard">
      <style:paragraph-properties fo:text-align="justify" style:justify-single-word="false"/>
      <style:text-properties officeooo:paragraph-rsid="001080aa"/>
    </style:style>
    <style:style style:name="P7" style:family="paragraph" style:parent-style-name="Standard">
      <style:text-properties officeooo:paragraph-rsid="000c2f06"/>
    </style:style>
    <style:style style:name="P8" style:family="paragraph" style:parent-style-name="Table_20_Contents">
      <style:text-properties fo:color="#000000"/>
    </style:style>
    <style:style style:name="P9" style:family="paragraph" style:parent-style-name="Table_20_Contents">
      <style:text-properties fo:color="#000000" officeooo:paragraph-rsid="000f1128"/>
    </style:style>
    <style:style style:name="P10" style:family="paragraph" style:parent-style-name="Table_20_Heading">
      <style:text-properties fo:color="#000000" style:font-name="Charis SIL" fo:font-weight="bold"/>
    </style:style>
    <style:style style:name="T1" style:family="text">
      <style:text-properties fo:language="es" fo:country="MX" officeooo:rsid="0004cca7"/>
    </style:style>
    <style:style style:name="T2" style:family="text">
      <style:text-properties fo:language="es" fo:country="MX" officeooo:rsid="0002e75f"/>
    </style:style>
    <style:style style:name="T3" style:family="text">
      <style:text-properties fo:language="es" fo:country="MX" officeooo:rsid="00073aa5"/>
    </style:style>
    <style:style style:name="T4" style:family="text">
      <style:text-properties officeooo:rsid="0004cca7"/>
    </style:style>
    <style:style style:name="T5" style:family="text">
      <style:text-properties fo:font-variant="normal" fo:text-transform="none" fo:color="#000000" style:font-name="Arial Unicode MS" fo:font-size="10.5pt" fo:letter-spacing="normal" fo:font-style="normal" fo:font-weight="bold"/>
    </style:style>
    <style:style style:name="T6" style:family="text">
      <style:text-properties fo:font-variant="normal" fo:text-transform="none" fo:color="#000000" style:font-name="Arial Unicode MS" fo:font-size="10.5pt" fo:letter-spacing="normal" fo:font-style="normal" fo:font-weight="bold" officeooo:rsid="000c2f06"/>
    </style:style>
    <style:style style:name="T7" style:family="text">
      <style:text-properties fo:font-variant="normal" fo:text-transform="none" fo:color="#000000" style:font-name="Arial Unicode MS" fo:font-size="10.5pt" fo:letter-spacing="normal" fo:language="es" fo:country="MX" fo:font-style="normal" fo:font-weight="bold" officeooo:rsid="0002e75f"/>
    </style:style>
    <style:style style:name="T8" style:family="text">
      <style:text-properties fo:font-variant="normal" fo:text-transform="none" fo:color="#000000" style:font-name="Arial Unicode MS" fo:font-size="10.5pt" fo:letter-spacing="normal" fo:language="es" fo:country="MX" fo:font-style="normal" fo:font-weight="bold" officeooo:rsid="0004cca7"/>
    </style:style>
    <style:style style:name="T9" style:family="text">
      <style:text-properties fo:color="#000000" fo:language="es" fo:country="MX" fo:font-weight="bold" officeooo:rsid="0004cca7"/>
    </style:style>
    <style:style style:name="T10" style:family="text">
      <style:text-properties fo:color="#000000" fo:language="es" fo:country="MX" fo:font-weight="bold" officeooo:rsid="000f1128"/>
    </style:style>
    <style:style style:name="T11" style:family="text">
      <style:text-properties fo:color="#000000" fo:language="es" fo:country="MX" fo:font-weight="bold" officeooo:rsid="001080aa"/>
    </style:style>
    <style:style style:name="T12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ENSEÑANZA B</text:span><text:span text:style-name="T5">&amp;</text:span><text:span text:style-name="T6">I</text:span><text:span text:style-name="T5">acute;</text:span> <text:span text:style-name="T2">BLICA</text:span></text:p>
      <text:p text:style-name="P2"/>
      <text:p text:style-name="P5"><text:span text:style-name="T2">Creemos que la biblia es la Palabra de Dios para todos los hombres. Es la fuente de toda verdad y sabidur</text:span><text:span text:style-name="T5">&amp;iacute;</text:span><text:span text:style-name="T2">a escrita bajo la gu</text:span><text:span text:style-name="T7">&amp;iacute;</text:span><text:span text:style-name="T2">a supernatural del Esp</text:span><text:span text:style-name="T7">&amp;iacute;</text:span><text:span text:style-name="T2">ritu Santo. </text:span><text:span text:style-name="T1">Es el m</text:span><text:span text:style-name="T9">&amp;aacute;</text:span><text:span text:style-name="T1">ximo recurso en nuestra vida y enseñamos a los miembros de nuestra congregaci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12">&amp;oacute; </text:span>(243)</text:p>
          </table:table-cell>
        </table:table-row>
      </table:table>
      <text:p text:style-name="P6"><text:span text:style-name="T1">n a buscar a Dios a trav</text:span><text:span text:style-name="T9">&amp;eacute;</text:span><text:span text:style-name="T1">s de Su palabra y de los ejemplos de la enseñanza de Jes</text:span><text:span text:style-name="T9">&amp;uacute;</text:span><text:span text:style-name="T1">s. Nuestros sermones normalmente son dados en Ingl</text:span><text:span text:style-name="T9">&amp;eacute</text:span><text:span text:style-name="T1">s y en Espa</text:span><text:span text:style-name="T9">&amp;ntilde;</text:span><text:span text:style-name="T1">ol de forma simult</text:span><text:span text:style-name="T9">&amp;</text:span><text:span text:style-name="T11">a</text:span><text:span text:style-name="T9">acute</text:span><text:span text:style-name="T1">nea. Disfrutamos mucho de </text:span><text:span text:style-name="T9">&amp;eacute;</text:span><text:span text:style-name="T1">sta integraci</text:span><text:span text:style-name="T9">&amp;</text:span><text:span text:style-name="T10">o</text:span><text:span text:style-name="T9">acute;</text:span><text:span text:style-name="T1">n de culturas en el servicio dominical pues nos sirve para vislumbrar lo que sera el para</text:span><text:span text:style-name="T8">&amp;iacute;</text:span><text:span text:style-name="T1">so. </text:span></text:p>
      <text:p text:style-name="P2"/>
      <text:p text:style-name="P7"><text:span text:style-name="T3">Suscr</text:span><text:span text:style-name="T5">&amp;iacute;</text:span><text:span text:style-name="T3">bete</text:span></text:p>
      <text:p text:style-name="P1"/>
      <text:p text:style-name="P7"><text:span text:style-name="T3">Mantente informado con nuestro bolet</text:span><text:span text:style-name="T5">&amp;iacute;</text:span><text:span text:style-name="T3">n mensual :</text:span></text:p>
      <text:p text:style-name="P1"/>
      <text:p text:style-name="P3">Correo electrónico</text:p>
      <text:p text:style-name="P1"/>
      <text:p text:style-name="P1">Enviar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á</text:p>
          </table:table-cell>
          <table:table-cell table:style-name="Table1.B1" office:value-type="string">
            <text:p text:style-name="P8"><text:span text:style-name="T12">&amp;aacute;</text:span> (225)</text:p>
          </table:table-cell>
        </table:table-row>
        <table:table-row>
          <table:table-cell table:style-name="Table1.A1" office:value-type="string">
            <text:p text:style-name="P10">é</text:p>
          </table:table-cell>
          <table:table-cell table:style-name="Table1.B1" office:value-type="string">
            <text:p text:style-name="P8"><text:span text:style-name="T12">&amp;eacute;</text:span> (233)</text:p>
          </table:table-cell>
        </table:table-row>
        <table:table-row>
          <table:table-cell table:style-name="Table1.A1" office:value-type="string">
            <text:p text:style-name="P10">í</text:p>
          </table:table-cell>
          <table:table-cell table:style-name="Table1.B1" office:value-type="string">
            <text:p text:style-name="P8"><text:span text:style-name="T12">&amp;iacute;</text:span>(237)</text:p>
          </table:table-cell>
        </table:table-row>
        <table:table-row>
          <table:table-cell table:style-name="Table1.A1" office:value-type="string">
            <text:p text:style-name="P10">ó</text:p>
          </table:table-cell>
          <table:table-cell table:style-name="Table1.B1" office:value-type="string">
            <text:p text:style-name="P8"><text:span text:style-name="T12">&amp;oacute; </text:span>(243)</text:p>
          </table:table-cell>
        </table:table-row>
        <table:table-row>
          <table:table-cell table:style-name="Table1.A1" office:value-type="string">
            <text:p text:style-name="P10">ú</text:p>
          </table:table-cell>
          <table:table-cell table:style-name="Table1.B1" office:value-type="string">
            <text:p text:style-name="P8"><text:span text:style-name="T12">&amp;uacute;</text:span> (250)</text:p>
          </table:table-cell>
        </table:table-row>
        <table:table-row>
          <table:table-cell table:style-name="Table1.A1" office:value-type="string">
            <text:p text:style-name="P10">ñ</text:p>
          </table:table-cell>
          <table:table-cell table:style-name="Table1.B1" office:value-type="string">
            <text:p text:style-name="P8"><text:span text:style-name="T12">&amp;ntilde;</text:span> (241)</text:p>
          </table:table-cell>
        </table:table-row>
        <table:table-row>
          <table:table-cell table:style-name="Table1.A1" office:value-type="string">
            <text:p text:style-name="P10">ü</text:p>
          </table:table-cell>
          <table:table-cell table:style-name="Table1.B1" office:value-type="string">
            <text:p text:style-name="P8"><text:span text:style-name="T12">&amp;uuml;</text:span> (252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, 'Lucida Grande', sans-serif"/>
    <style:font-face style:name="Charis SIL" svg:font-family="'Charis SIL', Junicode, 'Palemonas MUFI', Gentium, Cambria, 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18:02.176000000</meta:creation-date>
    <dc:date>2016-06-21T14:37:53.146000000</dc:date>
    <meta:editing-duration>PT40M16S</meta:editing-duration>
    <meta:editing-cycles>9</meta:editing-cycles>
    <meta:generator>LibreOffice/5.1.2.2$Windows_x86 LibreOffice_project/d3bf12ecb743fc0d20e0be0c58ca359301eb705f</meta:generator>
    <meta:document-statistic meta:table-count="2" meta:image-count="0" meta:object-count="0" meta:page-count="1" meta:paragraph-count="22" meta:word-count="133" meta:character-count="865" meta:non-whitespace-character-count="753"/>
  </office:meta>
</office:document-meta>
</file>